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4" style:family="paragraph" style:parent-style-name="Standard">
      <style:text-properties fo:font-size="12pt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2 CALCUL APPROCHÉ DU TEMPS DE DESCENTE PAR LA FORMULE COMPOSITE DU POINT DU MILIEU</text:p>
      <text:p text:style-name="P1"/>
      <text:p text:style-name="P2"/>
      <text:p text:style-name="P2"/>
      <text:p text:style-name="P2"/>
      <text:p text:style-name="P3"><draw:frame draw:style-name="fr1" draw:name="Object1" text:anchor-type="as-char" svg:y="-0.743cm" svg:width="6.279cm" svg:height="1.198cm" draw:z-index="0"><draw:object xlink:href="./Object 1" xlink:type="simple" xlink:show="embed" xlink:actuate="onLoad"/><draw:image xlink:href="./ObjectReplacements/Object 1" xlink:type="simple" xlink:show="embed" xlink:actuate="onLoad"/></draw:frame> pour 10 sous-intervalles</text:p>
      <text:p text:style-name="P3"/>
      <text:p text:style-name="P2"/>
      <text:p text:style-name="P3"><draw:frame draw:style-name="fr1" draw:name="Object2" text:anchor-type="as-char" svg:y="-0.743cm" svg:width="6.272cm" svg:height="1.19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 pour 1000 sous-intervalles</text:p>
      <text:p text:style-name="P3"/>
      <text:p text:style-name="P2"/>
      <text:p text:style-name="P3"><draw:frame draw:style-name="fr1" draw:name="Object3" text:anchor-type="as-char" svg:y="-0.743cm" svg:width="6.278cm" svg:height="1.19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 pour 2000 sous-intervalle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Tam</meta:initial-creator>
    <meta:creation-date>2015-03-12T19:11:06</meta:creation-date>
    <meta:generator>LibreOffice/3.5$Linux_x86 LibreOffice_project/350m1$Build-2</meta:generator>
    <dc:date>2015-03-12T22:18:09</dc:date>
    <dc:creator>Thanh Tam</dc:creator>
    <meta:editing-duration>PT2M3S</meta:editing-duration>
    <meta:editing-cycles>6</meta:editing-cycles>
    <meta:document-statistic meta:table-count="0" meta:image-count="0" meta:object-count="3" meta:page-count="1" meta:paragraph-count="4" meta:word-count="24" meta:character-count="165" meta:non-whitespace-character-count="139"/>
  </office:meta>
</office:document-meta>
</file>

<file path=Object 1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row>
              <mn>0</mn>
            </mrow>
            <mrow>
              <mn>1</mn>
            </mrow>
          </munderover>
          <msup>
            <mi>x</mi>
            <mrow>
              <mo stretchy="false">−</mo>
              <mrow>
                <mfrac>
                  <mn>3</mn>
                  <mn>4</mn>
                </mfrac>
              </mrow>
            </mrow>
          </msup>
        </mrow>
      </mrow>
      <mrow>
        <mi mathvariant="italic">dx</mi>
        <mo stretchy="false">=</mo>
        <mn>2.7773291488338714</mn>
      </mrow>
    </mrow>
    <annotation encoding="StarMath 5.0">I=int from {0} to {1} x^-{3 over 4} dx=2.7773291488338714</annotation>
  </semantics>
</math>
</file>

<file path=Object 2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row>
              <mn>0</mn>
            </mrow>
            <mrow>
              <mn>1</mn>
            </mrow>
          </munderover>
          <msup>
            <mi>x</mi>
            <mrow>
              <mo stretchy="false">−</mo>
              <mrow>
                <mfrac>
                  <mn>3</mn>
                  <mn>4</mn>
                </mfrac>
              </mrow>
            </mrow>
          </msup>
        </mrow>
      </mrow>
      <mrow>
        <mi mathvariant="italic">dx</mi>
        <mo stretchy="false">=</mo>
        <mn>3.5827723441766546</mn>
      </mrow>
    </mrow>
    <annotation encoding="StarMath 5.0">I=int from {0} to {1} x^-{3 over 4} dx=3.5827723441766546</annotation>
  </semantics>
</math>
</file>

<file path=Object 3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row>
              <mn>0</mn>
            </mrow>
            <mrow>
              <mn>1</mn>
            </mrow>
          </munderover>
          <msup>
            <mi>x</mi>
            <mrow>
              <mo stretchy="false">−</mo>
              <mrow>
                <mfrac>
                  <mn>3</mn>
                  <mn>4</mn>
                </mfrac>
              </mrow>
            </mrow>
          </msup>
        </mrow>
      </mrow>
      <mrow>
        <mi mathvariant="italic">dx</mi>
        <mo stretchy="false">=</mo>
        <mn>3.6496546476783704</mn>
      </mrow>
    </mrow>
    <annotation encoding="StarMath 5.0">I=int from {0} to {1} x^-{3 over 4} dx=3.6496546476783704</annotation>
  </semantics>
</math>
</file>